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106" manifest:media-type="application/vnd.sun.star.oleobject"/>
  <manifest:file-entry manifest:full-path="Obj107" manifest:media-type="application/vnd.sun.star.oleobject"/>
  <manifest:file-entry manifest:full-path="meta.xml" manifest:media-type="text/xml"/>
  <manifest:file-entry manifest:full-path="Obj108" manifest:media-type="application/vnd.sun.star.oleobject"/>
  <manifest:file-entry manifest:full-path="Obj109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10" manifest:media-type="application/vnd.sun.star.oleobject"/>
  <manifest:file-entry manifest:full-path="Obj103" manifest:media-type="application/vnd.sun.star.oleobject"/>
  <manifest:file-entry manifest:full-path="Obj101" manifest:media-type="application/vnd.sun.star.oleobject"/>
  <manifest:file-entry manifest:full-path="Obj111" manifest:media-type="application/vnd.sun.star.oleobject"/>
  <manifest:file-entry manifest:full-path="ObjectReplacements/Obj105" manifest:media-type=""/>
  <manifest:file-entry manifest:full-path="ObjectReplacements/Obj112" manifest:media-type=""/>
  <manifest:file-entry manifest:full-path="ObjectReplacements/Obj104" manifest:media-type=""/>
  <manifest:file-entry manifest:full-path="ObjectReplacements/Obj111" manifest:media-type=""/>
  <manifest:file-entry manifest:full-path="ObjectReplacements/Obj103" manifest:media-type=""/>
  <manifest:file-entry manifest:full-path="ObjectReplacements/Obj110" manifest:media-type=""/>
  <manifest:file-entry manifest:full-path="ObjectReplacements/Obj102" manifest:media-type=""/>
  <manifest:file-entry manifest:full-path="ObjectReplacements/Obj108" manifest:media-type=""/>
  <manifest:file-entry manifest:full-path="ObjectReplacements/Obj101" manifest:media-type=""/>
  <manifest:file-entry manifest:full-path="ObjectReplacements/Obj109" manifest:media-type=""/>
  <manifest:file-entry manifest:full-path="ObjectReplacements/Obj107" manifest:media-type=""/>
  <manifest:file-entry manifest:full-path="ObjectReplacements/Obj100" manifest:media-type=""/>
  <manifest:file-entry manifest:full-path="ObjectReplacements/Obj106" manifest:media-type=""/>
  <manifest:file-entry manifest:full-path="Obj104" manifest:media-type="application/vnd.sun.star.oleobject"/>
  <manifest:file-entry manifest:full-path="Obj102" manifest:media-type="application/vnd.sun.star.oleobject"/>
  <manifest:file-entry manifest:full-path="Obj112" manifest:media-type="application/vnd.sun.star.oleobject"/>
  <manifest:file-entry manifest:full-path="Obj105" manifest:media-type="application/vnd.sun.star.oleobjec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Table1" style:family="table">
      <style:table-properties style:width="16.245cm" fo:margin-left="1.259cm" fo:margin-top="0cm" fo:margin-bottom="0cm" table:align="left" style:writing-mode="lr-tb"/>
    </style:style>
    <style:style style:name="Table1.A" style:family="table-column">
      <style:table-column-properties style:column-width="1.804cm"/>
    </style:style>
    <style:style style:name="Table1.B" style:family="table-column">
      <style:table-column-properties style:column-width="1.801cm"/>
    </style:style>
    <style:style style:name="Table1.C" style:family="table-column">
      <style:table-column-properties style:column-width="1.803cm"/>
    </style:style>
    <style:style style:name="Table1.E" style:family="table-column">
      <style:table-column-properties style:column-width="1.806cm"/>
    </style:style>
    <style:style style:name="Table1.G" style:family="table-column">
      <style:table-column-properties style:column-width="1.8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50%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top="0.035cm" fo:margin-bottom="0cm" loext:contextual-spacing="false"/>
    </style:style>
    <style:style style:name="P9" style:family="paragraph" style:parent-style-name="Standard">
      <style:paragraph-properties fo:margin-left="1.88cm" fo:margin-right="0cm" fo:margin-top="0.035cm" fo:margin-bottom="0cm" loext:contextual-spacing="false" fo:line-height="50%" fo:text-indent="0cm" style:auto-text-indent="false"/>
      <style:text-properties style:font-name="Cambria Math"/>
    </style:style>
    <style:style style:name="P10" style:family="paragraph" style:parent-style-name="Standard">
      <style:paragraph-properties fo:margin-left="1.291cm" fo:margin-right="0cm" fo:text-indent="0.614cm" style:auto-text-indent="false"/>
    </style:style>
    <style:style style:name="P11" style:family="paragraph" style:parent-style-name="Standard">
      <style:paragraph-properties fo:margin-left="0cm" fo:margin-right="0cm" fo:text-indent="0.63cm" style:auto-text-indent="false"/>
    </style:style>
    <style:style style:name="P12" style:family="paragraph" style:parent-style-name="List_20_Paragraph">
      <style:paragraph-properties fo:margin-left="1.265cm" fo:margin-right="0cm" fo:text-indent="0cm" style:auto-text-indent="false"/>
      <style:text-properties style:font-name="Cambria Math"/>
    </style:style>
    <style:style style:name="P13" style:family="paragraph" style:parent-style-name="List_20_Paragraph">
      <style:paragraph-properties fo:margin-left="1.887cm" fo:margin-right="0cm" fo:text-indent="0cm" style:auto-text-indent="false"/>
      <style:text-properties style:font-name="Cambria Math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 style:list-style-name="WWNum1">
      <style:paragraph-properties fo:margin-top="0cm" fo:margin-bottom="0cm" loext:contextual-spacing="false"/>
    </style:style>
    <style:style style:name="P18" style:family="paragraph" style:parent-style-name="Standard" style:list-style-name="WWNum2">
      <style:paragraph-properties fo:margin-top="0cm" fo:margin-bottom="0cm" loext:contextual-spacing="false"/>
    </style:style>
    <style:style style:name="P19" style:family="paragraph" style:parent-style-name="Standard" style:list-style-name="WWNum3">
      <style:paragraph-properties fo:margin-top="0cm" fo:margin-bottom="0cm" loext:contextual-spacing="false"/>
    </style:style>
    <style:style style:name="P20" style:family="paragraph" style:parent-style-name="Standard" style:list-style-name="WWNum5">
      <style:paragraph-properties fo:margin-top="0cm" fo:margin-bottom="0cm" loext:contextual-spacing="false"/>
    </style:style>
    <style:style style:name="P21" style:family="paragraph" style:parent-style-name="Standard" style:list-style-name="WWNum3">
      <style:paragraph-properties fo:margin-left="1.88cm" fo:margin-right="0cm" fo:margin-top="0.212cm" fo:margin-bottom="0.494cm" loext:contextual-spacing="false" fo:line-height="50%" fo:text-indent="-0.63cm" style:auto-text-indent="false"/>
    </style:style>
    <style:style style:name="P22" style:family="paragraph" style:parent-style-name="List_20_Paragraph" style:list-style-name="WWNum6"/>
    <style:style style:name="P23" style:family="paragraph" style:parent-style-name="List_20_Paragraph" style:list-style-name="WWNum7"/>
    <style:style style:name="P24" style:family="paragraph" style:parent-style-name="List_20_Paragraph" style:list-style-name="WWNum7">
      <style:text-properties style:font-name="Cambria Math"/>
    </style:style>
    <style:style style:name="P25" style:family="paragraph" style:parent-style-name="List_20_Paragraph" style:list-style-name="WWNum9">
      <style:text-properties style:font-name="Cambria Math"/>
    </style:style>
    <style:style style:name="P26" style:family="paragraph" style:parent-style-name="List_20_Paragraph" style:list-style-name="WWNum10"/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Cambria Math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Cambria Math"/>
    </style:style>
    <style:style style:name="T5" style:family="text">
      <style:text-properties officeooo:rsid="000f8a03"/>
    </style:style>
    <style:style style:name="T6" style:family="text">
      <style:text-properties officeooo:rsid="000fa745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ces</text:p>
      <text:p text:style-name="Standard"/>
      <text:p text:style-name="P4"/>
      <text:p text:style-name="P2"><text:span text:style-name="T1">Exercice 1</text:span> : On considère la fonction f définie sur <text:span text:style-name="T2">ℝ</text:span> par : <draw:frame draw:style-name="fr1" draw:name="1" text:anchor-type="as-char" svg:width="2.955cm" svg:height="1.124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2"/>
      <text:list xml:id="list3398116239" text:style-name="WWNum1">
        <text:list-item>
          <text:p text:style-name="P17">Déterminer les limites de g en +<text:span text:style-name="T2">∞</text:span>et en -<text:span text:style-name="T2">∞</text:span>. </text:p>
        </text:list-item>
      </text:list>
      <text:p text:style-name="P7"/>
      <text:list xml:id="list172601673114573" text:continue-numbering="true" text:style-name="WWNum1">
        <text:list-item>
          <text:p text:style-name="P17">Calculer la dérivée et vérifier que, pour tout t réel : <text:s/><draw:frame draw:style-name="fr1" draw:name="2" text:anchor-type="as-char" svg:width="3.346cm" svg:height="1.196cm" draw:z-index="1"><draw:object-ole xlink:href="./Obj101" xlink:type="simple" xlink:show="embed" xlink:actuate="onLoad"/><draw:image xlink:href="./ObjectReplacements/Obj101" xlink:type="simple" xlink:show="embed" xlink:actuate="onLoad"/></draw:frame></text:p>
        </text:list-item>
        <text:list-item>
          <text:p text:style-name="P17">Dresser le tableau de variation de <text:span text:style-name="T5">g</text:span>. </text:p>
        </text:list-item>
      </text:list>
      <text:p text:style-name="Standard"/>
      <text:p text:style-name="Standard"/>
      <text:p text:style-name="P2"><text:span text:style-name="T1">Exercice 2</text:span> : On considère la fonction f définie sur <text:span text:style-name="T2">ℝ</text:span> par : <draw:frame draw:style-name="fr1" draw:name="3" text:anchor-type="as-char" svg:width="3.567cm" svg:height="0.635cm" draw:z-index="2"><draw:object-ole xlink:href="./Obj102" xlink:type="simple" xlink:show="embed" xlink:actuate="onLoad"/><draw:image xlink:href="./ObjectReplacements/Obj102" xlink:type="simple" xlink:show="embed" xlink:actuate="onLoad"/></draw:frame></text:p>
      <text:list xml:id="list3991075185" text:style-name="WWNum2">
        <text:list-item>
          <text:p text:style-name="P18">Calculer la dérivée et vérifier que, pour tout réel, : <text:s/><draw:frame draw:style-name="fr1" draw:name="4" text:anchor-type="as-char" svg:width="3.567cm" svg:height="0.635cm" draw:z-index="3"><draw:object-ole xlink:href="./Obj103" xlink:type="simple" xlink:show="embed" xlink:actuate="onLoad"/><draw:image xlink:href="./ObjectReplacements/Obj103" xlink:type="simple" xlink:show="embed" xlink:actuate="onLoad"/></draw:frame></text:p>
        </text:list-item>
      </text:list>
      <text:p text:style-name="P5"/>
      <text:p text:style-name="P8">2)</text:p>
      <text:list xml:id="list65222890" text:style-name="WWNum3">
        <text:list-item>
          <text:p text:style-name="P21">Etudier le signe de <text:span text:style-name="T6">h</text:span>’(t) sur <text:span text:style-name="T2">ℝ.</text:span></text:p>
        </text:list-item>
      </text:list>
      <text:p text:style-name="P9"/>
      <text:list xml:id="list172602058753545" text:continue-numbering="true" text:style-name="WWNum3">
        <text:list-item>
          <text:p text:style-name="P19">Dresser le tableau de variation de <text:span text:style-name="T6">h</text:span>. On admettra les résultats suivants : </text:p>
        </text:list-item>
      </text:list>
      <text:p text:style-name="P10"><text:s/><draw:frame draw:style-name="fr1" draw:name="5" text:anchor-type="as-char" svg:width="2.32cm" svg:height="0.732cm" draw:z-index="4"><draw:object-ole xlink:href="./Obj104" xlink:type="simple" xlink:show="embed" xlink:actuate="onLoad"/><draw:image xlink:href="./ObjectReplacements/Obj104" xlink:type="simple" xlink:show="embed" xlink:actuate="onLoad"/></draw:frame><text:tab/>et <text:s/><text:tab/><draw:frame draw:style-name="fr1" draw:name="6" text:anchor-type="as-char" svg:width="2.32cm" svg:height="0.732cm" draw:z-index="5"><draw:object-ole xlink:href="./Obj105" xlink:type="simple" xlink:show="embed" xlink:actuate="onLoad"/><draw:image xlink:href="./ObjectReplacements/Obj105" xlink:type="simple" xlink:show="embed" xlink:actuate="onLoad"/></draw:frame></text:p>
      <text:p text:style-name="Standard"/>
      <text:p text:style-name="Standard"/>
      <text:p text:style-name="P2"><text:span text:style-name="T1">Exercice 3</text:span> : On considère la fonction f définie sur ]0;+<text:span text:style-name="T2">∞</text:span>[ <text:s/>par : <draw:frame draw:style-name="fr1" draw:name="7" text:anchor-type="as-char" svg:width="2.614cm" svg:height="0.538cm" draw:z-index="6"><draw:object-ole xlink:href="./Obj106" xlink:type="simple" xlink:show="embed" xlink:actuate="onLoad"/><draw:image xlink:href="./ObjectReplacements/Obj106" xlink:type="simple" xlink:show="embed" xlink:actuate="onLoad"/></draw:frame></text:p>
      <text:p text:style-name="Standard"/>
      <text:list xml:id="list466919136" text:style-name="WWNum5">
        <text:list-item>
          <text:p text:style-name="P20">Déterminer les limites de f en 0<text:span text:style-name="T3">+</text:span> et en +<text:span text:style-name="T2">∞</text:span>. </text:p>
        </text:list-item>
        <text:list-item>
          <text:p text:style-name="P20">Déterminer f’(t). </text:p>
        </text:list-item>
        <text:list-item>
          <text:p text:style-name="P20">Etablir le tableau de variation de la fonction. </text:p>
        </text:list-item>
      </text:lis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Problème</text:p>
      <text:p text:style-name="P1"/>
      <text:p text:style-name="P11"><text:span text:style-name="T1">Première partie</text:span> : <text:s/></text:p>
      <text:p text:style-name="Standard">Soit g la fonction définie sur l’intervalle ]0 ;+<text:span text:style-name="T2"> ∞[ par </text:span><text:span text:style-name="T2"><draw:frame draw:style-name="fr1" draw:name="8" text:anchor-type="as-char" svg:width="3.101cm" svg:height="0.635cm" draw:z-index="7"><draw:object-ole xlink:href="./Obj107" xlink:type="simple" xlink:show="embed" xlink:actuate="onLoad"/><draw:image xlink:href="./ObjectReplacements/Obj107" xlink:type="simple" xlink:show="embed" xlink:actuate="onLoad"/></draw:frame></text:span></text:p>
      <text:list xml:id="list271295146" text:style-name="WWNum6">
        <text:list-item>
          <text:p text:style-name="P22">Calculer g(1)</text:p>
        </text:list-item>
        <text:list-item>
          <text:p text:style-name="P22">Montrer que g est strictement croissante sur ]0 ;+<text:span text:style-name="T2"> ∞[.</text:span></text:p>
        </text:list-item>
        <text:list-item>
          <text:p text:style-name="P22"><text:span text:style-name="T2">Déduire des questions précédentes que g est strictement positive sur l’intervalle </text:span>]1 ;+<text:span text:style-name="T2"> ∞[ et strictement négative sur l’intervalle </text:span>]0 ; 1<text:span text:style-name="T2">[.</text:span></text:p>
        </text:list-item>
      </text:list>
      <text:p text:style-name="Standard"/>
      <text:p text:style-name="P16">Deuxième partie </text:p>
      <text:p text:style-name="Standard">Soit f la fonction définie sur l’intervalle ]0 ;+<text:span text:style-name="T2"> ∞[ par </text:span><text:span text:style-name="T2"><draw:frame draw:style-name="fr1" draw:name="9" text:anchor-type="as-char" svg:width="3.078cm" svg:height="1.027cm" draw:z-index="8"><draw:object-ole xlink:href="./Obj108" xlink:type="simple" xlink:show="embed" xlink:actuate="onLoad"/><draw:image xlink:href="./ObjectReplacements/Obj108" xlink:type="simple" xlink:show="embed" xlink:actuate="onLoad"/></draw:frame></text:span><text:span text:style-name="T2">.</text:span></text:p>
      <text:p text:style-name="Standard"><text:span text:style-name="T2">On note C la courbe représentative de f dans le plan muni d’un repère orthonormal (O ;</text:span><text:span text:style-name="T2"><draw:frame draw:style-name="fr1" draw:name="10" text:anchor-type="as-char" svg:width="0.318cm" svg:height="0.561cm" draw:z-index="9"><draw:object-ole xlink:href="./Obj109" xlink:type="simple" xlink:show="embed" xlink:actuate="onLoad"/><draw:image xlink:href="./ObjectReplacements/Obj109" xlink:type="simple" xlink:show="embed" xlink:actuate="onLoad"/></draw:frame></text:span><text:span text:style-name="T2"> ;</text:span><text:span text:style-name="T2"><draw:frame draw:style-name="fr1" draw:name="11" text:anchor-type="as-char" svg:width="0.318cm" svg:height="0.635cm" draw:z-index="10"><draw:object-ole xlink:href="./Obj110" xlink:type="simple" xlink:show="embed" xlink:actuate="onLoad"/><draw:image xlink:href="./ObjectReplacements/Obj110" xlink:type="simple" xlink:show="embed" xlink:actuate="onLoad"/></draw:frame></text:span><text:span text:style-name="T2">).</text:span></text:p>
      <text:list xml:id="list4188482109" text:style-name="WWNum7">
        <text:list-item>
          <text:p text:style-name="P23">On<text:span text:style-name="T2"> admet que </text:span><text:span text:style-name="T2"><draw:frame draw:style-name="fr1" draw:name="12" text:anchor-type="as-char" svg:width="2.394cm" svg:height="0.732cm" draw:z-index="11"><draw:object-ole xlink:href="./Obj111" xlink:type="simple" xlink:show="embed" xlink:actuate="onLoad"/><draw:image xlink:href="./ObjectReplacements/Obj111" xlink:type="simple" xlink:show="embed" xlink:actuate="onLoad"/></draw:frame></text:span><text:span text:style-name="T2">. Déterminer la limite de f en +∞.</text:span></text:p>
        </text:list-item>
        <text:list-item>
          <text:p text:style-name="P23"><text:span text:style-name="T2">Vérifier que, pour tout x appartenant à </text:span>]0 ;+<text:span text:style-name="T2"> ∞[, </text:span><text:span text:style-name="T2"><draw:frame draw:style-name="fr1" draw:name="13" text:anchor-type="as-char" svg:width="2.223cm" svg:height="1.05cm" draw:z-index="12"><draw:object-ole xlink:href="./Obj112" xlink:type="simple" xlink:show="embed" xlink:actuate="onLoad"/><draw:image xlink:href="./ObjectReplacements/Obj112" xlink:type="simple" xlink:show="embed" xlink:actuate="onLoad"/></draw:frame></text:span></text:p>
        </text:list-item>
        <text:list-item>
          <text:p text:style-name="P24">Etudier le sens de variation de f et dresser son tableau de variation .</text:p>
        </text:list-item>
      </text:list>
      <text:p text:style-name="P12"/>
      <text:list xml:id="list172603088834829" text:continue-numbering="true" text:style-name="WWNum7">
        <text:list-item>
          <text:p text:style-name="P24">a) Montrer que la droite D d’équation y = <text:s/>x -1 est asymptote à la courbe C.</text:p>
        </text:list-item>
      </text:list>
      <text:list xml:id="list4155846406" text:style-name="WWNum9">
        <text:list-item>
          <text:p text:style-name="P25">Etudier la position de C par rapport à D.</text:p>
        </text:list-item>
      </text:list>
      <text:p text:style-name="P13"/>
      <text:list xml:id="list172602681658619" text:continue-list="list172603088834829" text:style-name="WWNum7">
        <text:list-item>
          <text:p text:style-name="P23"><text:span text:style-name="T2">a) Recopier et compléter le tableau suivant en donnant les résultats arrondis à 10</text:span><text:span text:style-name="T4">-1</text:span><text:span text:style-name="T2"> prés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 table:number-columns-repeated="2"/>
        <table:table-column table:style-name="Table1.G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6">0,25</text:p>
          </table:table-cell>
          <table:table-cell table:style-name="Table1.A1" office:value-type="string">
            <text:p text:style-name="P6">0,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8</text:p>
          </table:table-cell>
        </table:table-row>
        <table:table-row table:style-name="Table1.1">
          <table:table-cell table:style-name="Table1.A1" office:value-type="string">
            <text:p text:style-name="P6">f(x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list xml:id="list2054620478" text:style-name="WWNum10">
        <text:list-item>
          <text:p text:style-name="P26">Tracer la droite D et la courbe C. (on prendra 2 cm pour unité graphique)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59cm" fo:margin-right="0cm" fo:margin-top="0.353cm" fo:margin-bottom="0.141cm" loext:contextual-spacing="false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141cm" loext:contextual-spacing="true" fo:text-indent="-0.63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é</meta:initial-creator>
    <meta:editing-cycles>5</meta:editing-cycles>
    <meta:creation-date>2011-01-25T20:17:00</meta:creation-date>
    <dc:date>2017-09-15T17:26:01.520834880</dc:date>
    <meta:editing-duration>PT2H48M25S</meta:editing-duration>
    <meta:generator>LibreOffice/5.4.1.2.0$Linux_X86_64 LibreOffice_project/40m0$Build-2</meta:generator>
    <meta:document-statistic meta:table-count="1" meta:image-count="0" meta:object-count="13" meta:page-count="2" meta:paragraph-count="41" meta:word-count="320" meta:character-count="1574" meta:non-whitespace-character-count="128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